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ill_material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mmon material</text:p>
          </table:table-cell>
          <table:table-cell table:number-columns-repeated="6"/>
          <table:table-cell table:style-name="ce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1" office:value-type="string" calcext:value-type="string">
            <text:p>Casing</text:p>
          </table:table-cell>
          <table:table-cell table:number-columns-repeated="5"/>
        </table:table-row>
        <table:table-row table:style-name="ro1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shopping_list__bills" table:style-name="ta1">
        <table:table-column table:style-name="co1" table:number-columns-repeated="18" table:default-cell-style-name="Default"/>
        <table:table-row table:style-name="ro1">
          <table:table-cell table:style-name="ce4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1">
          <table:table-cell table:style-name="ce4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1">
          <table:table-cell table:style-name="ce4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-9.98500000000058" calcext:value-type="float">
            <text:p>-9.985</text:p>
          </table:table-cell>
          <table:table-cell table:formula="of:=([.K50]/2)-[.J49]" office:value-type="float" office:value="9.98500000000058" calcext:value-type="float">
            <text:p>9.985</text:p>
          </table:table-cell>
        </table:table-row>
        <table:table-row table:style-name="ro1">
          <table:table-cell table:style-name="ce5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0501" calcext:value-type="float">
            <text:p>1050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8" office:value-type="float" office:value="1618" calcext:value-type="float">
            <text:p>161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DC-DC converte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USB cable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5513.03" calcext:value-type="float">
            <text:p>25513.03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5012.03" calcext:value-type="float">
            <text:p>15012.03</text:p>
          </table:table-cell>
          <table:table-cell table:formula="of:=[.K48]+[.P25]" office:value-type="float" office:value="15032" calcext:value-type="float">
            <text:p>1503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0044.03" calcext:value-type="float">
            <text:p>30044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MC header 2-pi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MC header 3-pi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breakaway header</text:p>
          </table:table-cell>
          <table:table-cell/>
          <table:table-cell table:style-name="ce6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F1)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P17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IP12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displa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ushbutto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zener diod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senso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4.7k resistor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330 ohm resistor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id state relay + heatsink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opto isolato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44K resisto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&gt;10K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C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C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capacitor (current sensor in)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capacitor (current sensor out)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230 V, opto isolator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prototyping board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MC connectors 2-pi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MC connectors 3-pi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tery cable (with lugs and fuse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battery cable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in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rcuit breaker for mains, or special fast acting fuse</text:p>
          </table:table-cell>
          <table:table-cell/>
          <table:table-cell table:style-name="ce6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4" office:value-type="string" calcext:value-type="string">
            <text:p>socket for arduino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USB cab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rmal paste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CB: mains mod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nect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re black/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ode 1N4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RF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7805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7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 hea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5M resis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K? resistor (mosfe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V zener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0? resistor (pc817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mp pwr adap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5:35:08.207676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4-21T16:04:34.815154487</dc:date>
    <meta:editing-duration>P1DT16H18M23S</meta:editing-duration>
    <meta:editing-cycles>427</meta:editing-cycles>
    <meta:generator>LibreOffice/4.3.3.2$Linux_X86_64 LibreOffice_project/430m0$Build-2</meta:generator>
    <meta:document-statistic meta:table-count="2" meta:cell-count="495" meta:object-count="0"/>
  </office:meta>
</office:document-meta>
</file>